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December 31, 1891</text:p>
      <text:p text:style-name="P5">Month<text:tab/><text:tab/><text:tab/><text:tab/><text:tab/><text:tab/>Dec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Dec 31, 1891./</text:p>
      <text:p text:style-name="P2">Honorable Joseph Blumenthal,/</text:p>
      <text:p text:style-name="P2"><text:tab/>My dear Sir:/</text:p>
      <text:p text:style-name="P2"><text:tab/><text:tab/>Having gone up tomy[sic!] sanctuum, after/ many days' illness, I looked again over some of the letters re-/ceived, during that interval./</text:p>
      <text:p text:style-name="P2"><text:tab/>I noticed in your communication of the/ 8th inst., that you wish to have it clearly understood that the/ lads Gershon Levi--about 14 years old--and Isaac Husic--about 16--/ are to consider themselves under the control of the J. T. S. and my/ tuition and supervision. <text:s/>I suppose that both have written to you,/ thankful for the monthly allowance of $5. each. <text:s/>I have every reason,/ at present, to be satisfied with their conduct and improvement, and/ I may sometime later, bring them along that they <text:soft-page-break/>may undergo an/ examination in the presence of yourself and all the Trustees./</text:p>
      <text:p text:style-name="P2"><text:tab/>Respecting the free pass to which you/ allude in the same communication, I will say that all efforts in/ that direction have been fruitless. <text:s/>However, a personal friend of mine,/ and a friend of the J. T. S. insisted twice upon my accepting a ticket./ <text:s/>Consequently, the institution owes me less than it would otherwise./</text:p>
      <text:p text:style-name="P2"><text:tab/>The paper you intended for the Bickur Cholim/ Association was forwarded to the proper party, but my sickness has/ prevented hitherto my verbal explanation. <text:s/>I hope to be able before/ long to personally meet those who need be spoken to on the subject./</text:p>
      <text:p text:style-name="P2"><text:tab/>My occasional visitors are unanimous/ in their praise of Joseph H. Hertz. <text:s/>It is a source of unfeigned/ satisfaction to myself, and a stronger incentive for asking that/ all interested in the Seminary will see to the surroundings of/ its students, and to their acquiring a correct and clear pronunciation/ of the vernacular./ <text:s/>Yours tru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4:39:55.13</meta:creation-date>
    <meta:document-statistic meta:table-count="0" meta:image-count="0" meta:object-count="0" meta:page-count="3" meta:paragraph-count="72" meta:word-count="455" meta:character-count="2990"/>
    <dc:date>2011-11-29T14:47:22.04</dc:date>
    <dc:creator>Penn Libraries</dc:creator>
    <meta:editing-duration>PT00H07M27S</meta:editing-duration>
    <meta:editing-cycles>1</meta:editing-cycles>
    <meta:generator>OpenOffice.org/3.2$Win32 OpenOffice.org_project/320m12$Build-9483</meta:generator>
  </office:meta>
</office:document-meta>
</file>